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riting Galaxy Tools 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Experiences Learned about writing Galaxy tool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seful link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s://wiki.galaxyproject.org/Admin/Tools/ToolConfigSyntax" xlink:type="simple">https://wiki.galaxyproject.org/Admin/Tools/ToolConfigSyntax</text:a></text:p>
              </text:list-item>
              <text:list-item>
                <text:p>Existing tools</text:p>
                <text:list>
                  <text:list-item>
                    <text:p>In galaxy</text:p>
                  </text:list-item>
                  <text:list-item>
                    <text:p>In toolsheds</text:p>
                  </text:list-item>
                  <text:list-item>
                    <text:p>https://github.com/Christian-B/galaxy_shedtools</text:p>
                  </text:list-item>
                </text:list>
              </text:list-item>
              <text:list-item>
                <text:p>https://wiki.galaxyproject.org/Admin/Tools/Multiple Output Files</text:p>
              </text:list-item>
              <text:list-item>
                <text:p>https://galaxy-iuc-standards.readthedocs.org/en/latest/best_practices.html </text:p>
              </text:list-item>
              <text:list-item>
                <text:p>https://wiki.galaxyproject.org/Admin/Tools/AddToolTutorial</text:p>
              </text:list-item>
              <text:list-item>
                <text:p><text:a xlink:href="https://planemo.readthedocs.org/en/latest/readme.html" xlink:type="simple">https://planemo.readthedocs.org/en/latest/readme.html</text:a></text:p>
              </text:list-item>
              <text:list-item>
                <text:p>https://github.com/Christian-B/galaxy_tutoria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quired local Galaxy and Planem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quirements</text:p>
                <text:list>
                  <text:list-item>
                    <text:p>A Galaxy instance you are an admin on</text:p>
                  </text:list-item>
                  <text:list-item>
                    <text:p>Planemo installed</text:p>
                  </text:list-item>
                </text:list>
              </text:list-item>
              <text:list-item>
                <text:p>Optional</text:p>
                <text:list>
                  <text:list-item>
                    <text:p>Local toolshed</text:p>
                  </text:list-item>
                </text:list>
              </text:list-item>
              <text:list-item>
                <text:p>See: https://github.com/Christian-B/galaxy_tutorial/blob/master/galaxy_setup.odp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rst toy exampl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sing Linux tail command</text:p>
                <text:list>
                  <text:list-item>
                    <text:p>Inputs text file</text:p>
                  </text:list-item>
                  <text:list-item>
                    <text:p>Outputs text file</text:p>
                  </text:list-item>
                </text:list>
              </text:list-item>
              <text:list-item>
                <text:p>Later adding</text:p>
                <text:list>
                  <text:list-item>
                    <text:p>1 parameter to say how many lines</text:p>
                  </text:list-item>
                  <text:list-item>
                    <text:p>From end or from beginning</text:p>
                  </text:list-item>
                </text:list>
              </text:list-item>
              <text:list-item>
                <text:p>https://github.com/Christian-B/galaxy_tutorial/blob/master/tail/tail_default.xm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est code and create test dat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ll Galaxy does is wrap a(several) command line calls</text:p>
                <text:list>
                  <text:list-item>
                    <text:p>So you must know how to call it from the command line</text:p>
                  </text:list-item>
                  <text:list-item>
                    <text:p>More on dependencies later</text:p>
                  </text:list-item>
                </text:list>
              </text:list-item>
              <text:list-item>
                <text:p>Example data need to run tests with Planem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reate test dat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reate a directory with a sub directory test-data</text:p>
              </text:list-item>
              <text:list-item>
                <text:p>Create a text file with 30 lines in test-data (call it <text:s/>30_lines.text)</text:p>
              </text:list-item>
              <text:list-item>
                <text:p>Run (in test-data)</text:p>
                <text:list>
                  <text:list-item>
                    <text:p>tail 30_lines.text &gt; default_tail.txt</text:p>
                  </text:list-item>
                </text:list>
              </text:list-item>
              <text:list-item>
                <text:p>cat default_tail.txt to see it is what you expec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ail_default.xm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&lt;tool id=”tail_default" name="Default Tail" version="0.1"&gt;</text:p>
                <text:p><text:s text:c="4"/>&lt;description&gt;Extracts last 10 lines from a text file&lt;/description&gt;</text:p>
                <text:p><text:s text:c="4"/>&lt;command&gt;</text:p>
                <text:p><text:s text:c="8"/>tail $input_file &gt; $output_file</text:p>
                <text:p><text:s text:c="4"/>&lt;/command&gt;</text:p>
                <text:p><text:s text:c="4"/>&lt;inputs&gt;</text:p>
                <text:p><text:s text:c="8"/>&lt;param name="input_file" type="data" format="txt" label="Full file"/&gt;</text:p>
                <text:p><text:s text:c="4"/>&lt;/inputs&gt;</text:p>
                <text:p><text:s text:c="4"/>&lt;outputs&gt;</text:p>
                <text:p><text:s text:c="8"/>&lt;data format="txt" type="data" name="output_file" label="Tail file"&gt;</text:p>
                <text:p><text:s text:c="8"/>&lt;/data&gt;</text:p>
                <text:p><text:s text:c="4"/>&lt;/outputs&gt;</text:p>
                <text:p><text:s text:c="4"/>&lt;tests&gt;</text:p>
                <text:p><text:s text:c="8"/>&lt;test&gt;</text:p>
                <text:p><text:s text:c="12"/>&lt;param name="input_file" value="30_lines.text" /&gt;</text:p>
                <text:p><text:s text:c="12"/>&lt;output name="output_file" file="default_tail.txt" /&gt;</text:p>
                <text:p><text:s text:c="8"/>&lt;/test&gt;</text:p>
                <text:p><text:s text:c="4"/>&lt;/tests&gt;</text:p>
                <text:p><text:s text:c="4"/>&lt;help&gt;</text:p>
                <text:p><text:s text:c="8"/>Preforms tail on a text file using the default 10 lines.</text:p>
                <text:p><text:s text:c="4"/>&lt;/help&gt;</text:p>
                <text:p><text:s text:c="4"/>&lt;citations/&gt;</text:p>
                <text:p>&lt;/tool&gt;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rts of tool xml file</text:p>
          </draw:text-box>
        </draw:frame>
        <draw:frame presentation:style-name="pr4" draw:layer="layout" svg:width="25.199cm" svg:height="12.179cm" svg:x="1.401cm" svg:y="4.914cm" presentation:class="outline" presentation:user-transformed="true">
          <draw:text-box>
            <text:list text:style-name="L2">
              <text:list-item>
                <text:p>https://wiki.galaxyproject.org/Admin/Tools/ToolConfigSyntax <text:s/></text:p>
              </text:list-item>
              <text:list-item>
                <text:p>Minimum here is based on what planemo lint check</text:p>
              </text:list-item>
              <text:list-item>
                <text:p>Order is recommended and checked by li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ol tag</text:p>
          </draw:text-box>
        </draw:frame>
        <draw:frame presentation:style-name="pr4" draw:layer="layout" svg:width="25.199cm" svg:height="12.179cm" svg:x="1.401cm" svg:y="4.821cm" presentation:class="outline" presentation:user-transformed="true">
          <draw:text-box>
            <text:list text:style-name="L2">
              <text:list-item>
                <text:p>id: Internal to galaxy and config files</text:p>
              </text:list-item>
              <text:list-item>
                <text:p>name: Seen by users as hyperlink</text:p>
              </text:list-item>
              <text:list-item>
                <text:p>version: Internal </text:p>
                <text:list>
                  <text:list-item>
                    <text:p>Use similar to code version / git branch</text:p>
                    <text:list>
                      <text:list-item>
                        <text:p>If tool inputs or outputs change</text:p>
                      </text:list-item>
                      <text:list-item>
                        <text:p>If behaviour changes significantly</text:p>
                      </text:list-item>
                      <text:list-item>
                        <text:p>Changing version breaks galaxy workflows</text:p>
                      </text:list-item>
                    </text:list>
                  </text:list-item>
                  <text:list-item>
                    <text:p>Toolsheds automatically add changeset_revision for minor revisions.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scription and hel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scription: If show in left menu bar just after the hyperlink.</text:p>
                <text:list>
                  <text:list-item>
                    <text:p>Short. Just enough to allow user to pick correct tool.</text:p>
                  </text:list-item>
                </text:list>
              </text:list-item>
              <text:list-item>
                <text:p>help: Shown at the bottom of the tool and should explain how to use the tools</text:p>
                <text:list>
                  <text:list-item>
                    <text:p>See built in tools for good examples</text:p>
                  </text:list-item>
                  <text:list-item>
                    <text:p>Tips for using the tool</text:p>
                  </text:list-item>
                  <text:list-item>
                    <text:p>Details of parameter values including syntax</text:p>
                  </text:list-item>
                  <text:list-item>
                    <text:p>Examples</text:p>
                  </text:list-item>
                </text:list>
              </text:list-item>
              <text:list-item>
                <text:p>help uses reStructuredText </text:p>
              </text:list-item>
              <text:list-item>
                <text:p>Recommended to enclose help as xml cdata</text:p>
                <text:list>
                  <text:list-item>
                    <text:p>&lt;![CDATA[ <text:s text:c="5"/>your lines of restructuredText here <text:s text:c="5"/>]]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put 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tandard tools are none interactive</text:p>
                <text:list>
                  <text:list-item>
                    <text:p>All input provided before hand </text:p>
                  </text:list-item>
                </text:list>
              </text:list-item>
              <text:list-item>
                <text:p>All file input must already be on galaxy</text:p>
                <text:list>
                  <text:list-item>
                    <text:p>Loaded using get data</text:p>
                  </text:list-item>
                  <text:list-item>
                    <text:p>Output from another tool</text:p>
                  </text:list-item>
                </text:list>
              </text:list-item>
              <text:list-item>
                <text:p>File type is important (more on that later)</text:p>
              </text:list-item>
              <text:list-item>
                <text:p>Files are sent to tool as path/number.dat</text:p>
              </text:list-item>
              <text:list-item>
                <text:p>See <text:a xlink:href="https://wiki.galaxyproject.org/Admin/Tools/ToolConfigSyntax" xlink:type="simple">https://wiki.galaxyproject.org/Admin/Tools/ToolConfigSyntax</text:a> for some of the huge range of input possibilities</text:p>
              </text:list-item>
              <text:list-item>
                <text:p>Also look at how other tools do their inpu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utpu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ll data output if by file(s)</text:p>
                <text:list>
                  <text:list-item>
                    <text:p>Path/name created by galaxy and passed to tool</text:p>
                  </text:list-item>
                  <text:list-item>
                    <text:p>Ability to find files (more later)</text:p>
                  </text:list-item>
                </text:list>
              </text:list-item>
              <text:list-item>
                <text:p>Standard out is captured</text:p>
                <text:list>
                  <text:list-item>
                    <text:p>First few lines shown in galaxy history</text:p>
                  </text:list-item>
                  <text:list-item>
                    <text:p>If tool outputs data to standard out pipe it to a file</text:p>
                  </text:list-item>
                </text:list>
              </text:list-item>
              <text:list-item>
                <text:p>Error output is captured</text:p>
                <text:list>
                  <text:list-item>
                    <text:p>Default behaviour is for tool to fail if error written to</text:p>
                  </text:list-item>
                  <text:list-item>
                    <text:p>Tools can be configured to handle error output (more lat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man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s section tells the tool what to do.</text:p>
              </text:list-item>
              <text:list-item>
                <text:p>Inputs and output referred to using $variables</text:p>
              </text:list-item>
              <text:list-item>
                <text:p>Parsed using Cheetah so syntax difference to rest of tool</text:p>
              </text:list-item>
              <text:list-item>
                <text:p>Recommended to enclose command as xml cdata</text:p>
                <text:list>
                  <text:list-item>
                    <text:p>&lt;![CDATA[ <text:s text:c="5"/>your lines of Cheetah here <text:s text:c="5"/>]]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s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pecify all inputs</text:p>
                <text:list>
                  <text:list-item>
                    <text:p>Files are found in test-data subdirectory</text:p>
                  </text:list-item>
                </text:list>
              </text:list-item>
              <text:list-item>
                <text:p>Specify outputs</text:p>
                <text:list>
                  <text:list-item>
                    <text:p>Compare to a file (in test-data subdirectory)</text:p>
                  </text:list-item>
                </text:list>
              </text:list-item>
              <text:list-item>
                <text:p>Run using Planem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citations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lanemo is happy with just an empty &lt;citations/&gt; tag</text:p>
              </text:list-item>
              <text:list-item>
                <text:p>Parsed by galaxy and shown under help in the tool</text:p>
              </text:list-item>
              <text:list-item>
                <text:p>Could be reference to code your tool uses</text:p>
                <text:list>
                  <text:list-item>
                    <text:p>Paper or code</text:p>
                  </text:list-item>
                </text:list>
              </text:list-item>
              <text:list-item>
                <text:p>Could be reference to a paper about your tool itself</text:p>
              </text:list-item>
              <text:list-item>
                <text:p>Tools generally do not reference galaxy 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heck your too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lanemo lint tail_default.xml</text:p>
                <text:list>
                  <text:list-item>
                    <text:p>Checks xml is well format</text:p>
                  </text:list-item>
                  <text:list-item>
                    <text:p>Check presence and order of tool definition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st your too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lanemo test –galaxy_root=path/to/galaxy tail_default.txt</text:p>
                <text:list>
                  <text:list-item>
                    <text:p>~/galaxy does not work use full path</text:p>
                  </text:list-item>
                </text:list>
              </text:list-item>
              <text:list-item>
                <text:p>Shares code with galaxy server but nothing else</text:p>
                <text:list>
                  <text:list-item>
                    <text:p>Separate virtual environment</text:p>
                  </text:list-item>
                  <text:list-item>
                    <text:p>Separate data and database</text:p>
                  </text:list-item>
                </text:list>
              </text:list-item>
              <text:list-item>
                <text:p>Planemo load input data in to test galaxy</text:p>
              </text:list-item>
              <text:list-item>
                <text:p>Output to </text:p>
                <text:list>
                  <text:list-item>
                    <text:p>tool_test_output.html</text:p>
                  </text:list-item>
                  <text:list-item>
                    <text:p>tool_test_output.json</text:p>
                  </text:list-item>
                  <text:list-item>
                    <text:p>Consol (especially if tool fails to run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etting your tool into Galax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dd it manually to tool_conf.xml</text:p>
                <text:list>
                  <text:list-item>
                    <text:p>Easiest to do/ undo</text:p>
                  </text:list-item>
                  <text:list-item>
                    <text:p>Requires access to config file</text:p>
                  </text:list-item>
                  <text:list-item>
                    <text:p>Requires a galaxy restart</text:p>
                  </text:list-item>
                  <text:list-item>
                    <text:p>Hard/ Impossible to do dependencies</text:p>
                  </text:list-item>
                  <text:list-item>
                    <text:p>Hard to share too with other Galaxy servers</text:p>
                  </text:list-item>
                </text:list>
              </text:list-item>
              <text:list-item>
                <text:p>Use a tool shed</text:p>
                <text:list>
                  <text:list-item>
                    <text:p>More steps involved</text:p>
                  </text:list-item>
                  <text:list-item>
                    <text:p>Tool stays in the toolshed for ever</text:p>
                  </text:list-item>
                  <text:list-item>
                    <text:p>You must be an admin on Galaxy server</text:p>
                  </text:list-item>
                  <text:list-item>
                    <text:p>Completely browser based</text:p>
                  </text:list-item>
                  <text:list-item>
                    <text:p>Tool has to be uninstalled before new version can be installed.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d tool locally</text:p>
          </draw:text-box>
        </draw:frame>
        <draw:frame presentation:style-name="pr4" draw:layer="layout" svg:width="25.199cm" svg:height="12.179cm" svg:x="1.6cm" svg:y="5cm" presentation:class="outline" presentation:user-transformed="true">
          <draw:text-box>
            <text:list text:style-name="L2">
              <text:list-item>
                <text:p>Add to ~/galaxy/config/tool_conf.xml </text:p>
                <text:list>
                  <text:list-header>
                    <text:p>&lt;section name="MyTools" id="myTools"&gt;</text:p>
                    <text:p>&lt;tool file="path/to/tail_default.xml" /&gt;</text:p>
                    <text:p>&lt;/section&gt;</text:p>
                    <text:p>path/to/</text:p>
                  </text:list-header>
                </text:list>
              </text:list-item>
              <text:list-item>
                <text:p>(re)start Galaxy</text:p>
                <text:list>
                  <text:list-item>
                    <text:p>All configs and tools are loaded at start-up</text:p>
                  </text:list-item>
                  <text:list-item>
                    <text:p>Changes made while galaxy is running will not be picked 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d tool to toolshed</text:p>
          </draw:text-box>
        </draw:frame>
        <draw:frame presentation:style-name="pr4" draw:layer="layout" svg:width="25.199cm" svg:height="12.179cm" svg:x="1.6cm" svg:y="5cm" presentation:class="outline" presentation:user-transformed="true">
          <draw:text-box>
            <text:list text:style-name="L2">
              <text:list-item>
                <text:p>https://wiki.galaxyproject.org/ToolShed</text:p>
              </text:list-item>
              <text:list-item>
                <text:p>https://wiki.galaxyproject.org/ToolShed/PublishTool</text:p>
                <text:list>
                  <text:list-item>
                    <text:p>Use <text:a xlink:href="https://testtoolshed.g2.bx.psu.edu/" xlink:type="simple">https://testtoolshed.g2.bx.psu.edu/</text:a>. or local toolshed first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y tips to toolshed</text:p>
          </draw:text-box>
        </draw:frame>
        <draw:frame presentation:style-name="pr4" draw:layer="layout" svg:width="25.199cm" svg:height="12.179cm" svg:x="1.6cm" svg:y="5cm" presentation:class="outline" presentation:user-transformed="true">
          <draw:text-box>
            <text:list text:style-name="L2">
              <text:list-item>
                <text:p>Use the same public name on all toolsheds</text:p>
                <text:list>
                  <text:list-item>
                    <text:p>Especially if you plan to add dependencies</text:p>
                  </text:list-item>
                </text:list>
              </text:list-item>
              <text:list-item>
                <text:p>Remember tools can never be deleted</text:p>
                <text:list>
                  <text:list-item>
                    <text:p>Only deprecated</text:p>
                  </text:list-item>
                </text:list>
              </text:list-item>
              <text:list-item>
                <text:p>Repository name does not have to be same as tool name</text:p>
              </text:list-item>
              <text:list-item>
                <text:p>Repository Names can never be reused</text:p>
                <text:list>
                  <text:list-item>
                    <text:p>So test with throw away names (include a date)</text:p>
                  </text:list-item>
                  <text:list-item>
                    <text:p>Add version number to names</text:p>
                    <text:list>
                      <text:list-item>
                        <text:p>If multiple versions to be used at same time</text:p>
                        <text:list>
                          <text:list-item>
                            <text:p>Ex package_r_3_2_1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ut multiple files into a jar file</text:p>
              </text:list-item>
              <text:list-item>
                <text:p>Keep test data smal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st/ Run tool in galax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(Optional) History Options (icon) / start new history</text:p>
              </text:list-item>
              <text:list-item>
                <text:p>Select tool</text:p>
              </text:list-item>
              <text:list-item>
                <text:p>Check all the text – Planemo does not.</text:p>
                <text:list>
                  <text:list-item>
                    <text:p>Around parameters</text:p>
                  </text:list-item>
                  <text:list-item>
                    <text:p>Help/ Citation section</text:p>
                  </text:list-item>
                </text:list>
              </text:list-item>
              <text:list-item>
                <text:p>Get test data </text:p>
              </text:list-item>
              <text:list-item>
                <text:p>Fill in parameters</text:p>
                <text:list>
                  <text:list-item>
                    <text:p>Select the input file</text:p>
                  </text:list-item>
                </text:list>
              </text:list-item>
              <text:list-item>
                <text:p>Run the tool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ding more input parameter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n integer for number of lines to tail</text:p>
                <text:list>
                  <text:list-item>
                    <text:p>https://github.com/Christian-B/galaxy_tutorial/blob/master/tail/tail_with_line.xml</text:p>
                  </text:list-item>
                </text:list>
              </text:list-item>
              <text:list-item>
                <text:p>Add a param to inputs</text:p>
                <text:list>
                  <text:list-header>
                    <text:p>&lt;param name="num_lines" size="4" type="integer" value="10" label="Number of lines to tail" min=”1”/&gt;</text:p>
                  </text:list-header>
                  <text:list-item>
                    <text:p>Notice how the default value is the default for tail</text:p>
                  </text:list-item>
                </text:list>
              </text:list-item>
              <text:list-item>
                <text:p>Edit command</text:p>
                <text:list>
                  <text:list-header>
                    <text:p>tail --lines $num_lines $input_file &gt; $output_file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ding more input parameter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dd a new test</text:p>
                <text:list>
                  <text:list-header>
                    <text:p>&lt;test&gt;...&lt;/test&gt;</text:p>
                    <text:p>&lt;test&gt;</text:p>
                    <text:p><text:s text:c="7"/>&lt;param name="input_file" value="30_lines.text" /&gt;</text:p>
                    <text:p><text:s text:c="7"/>&lt;param name="num_lines" value="5" /&gt;</text:p>
                    <text:p><text:s text:c="7"/>&lt;output name="output_file" file="last_5_lines.txt" /&gt;</text:p>
                    <text:p>&lt;/test&gt;</text:p>
                  </text:list-header>
                </text:list>
              </text:list-item>
              <text:list-item>
                <text:p>Optionally change tool id and name</text:p>
              </text:list-item>
              <text:list-item>
                <text:p>https://github.com/Christian-B/galaxy_shedtools/blob/master/tail/line_tail.xm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me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alue accessed in same way as file using a $variable</text:p>
              </text:list-item>
              <text:list-item>
                <text:p>Galaxy will automatically fill in the default value.</text:p>
              </text:list-item>
              <text:list-item>
                <text:p>Galaxy will stop the user entering a none integer</text:p>
              </text:list-item>
              <text:list-item>
                <text:p>Galaxy will stop the user adding a under outside of the minimum or maximu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ding a selec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ne supports both from end and from beginning count (as well as a default)</text:p>
                <text:list>
                  <text:list-item>
                    <text:p>Default 10</text:p>
                  </text:list-item>
                  <text:list-item>
                    <text:p>--line x <text:s/>(from end)</text:p>
                  </text:list-item>
                  <text:list-item>
                    <text:p>--line +x (from beginning)</text:p>
                  </text:list-item>
                </text:list>
              </text:list-item>
              <text:list-item>
                <text:p>Galaxy lets you give the user options</text:p>
              </text:list-item>
              <text:list-item>
                <text:p>https://github.com/Christian-B/galaxy_tutorial/blob/master/tail/tail_line_2way_simple.xml</text:p>
              </text:list-item>
              <text:list-item>
                <text:p>https://wiki.galaxyproject.org/Admin/Tools/ToolConfigSyntax#A.3Cconditional.3E_tag_set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d a select para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&lt;param name="count_select" type="select" <text:s text:c="15"/>label="Who to count number of lines"&gt;</text:p>
                <text:p><text:s text:c="5"/>&lt;option value="default" selected="true"&gt;Use defualt Value (10 from bottom)&lt;/option&gt;</text:p>
                <text:p><text:s text:c="5"/>&lt;option value="from_bottom"&gt;Count from last line&lt;/option&gt;</text:p>
                <text:p><text:s text:c="5"/>&lt;option value="from_top"&gt;Count from top line&lt;/option&gt;</text:p>
                <text:p>&lt;/param&gt;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hange command for selec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&lt;command&gt;</text:p>
                <text:p>tail </text:p>
                <text:p>$if $count_select=="from_bottom":</text:p>
                <text:p><text:s text:c="2"/>--lines $num_lines </text:p>
                <text:p>$end if</text:p>
                <text:p>$if $count_select=="from_top":</text:p>
                <text:p><text:s text:c="2"/>--lines +$num_lines </text:p>
                <text:p>$end if</text:p>
                <text:p>$input_file &gt; $output_file</text:p>
                <text:p>&lt;/command&gt;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apt tes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&lt;tests&gt;</text:p>
                <text:p><text:s text:c="2"/>&lt;test&gt;</text:p>
                <text:p><text:s text:c="4"/>&lt;param name="input_file" value="30_lines.text" /&gt;</text:p>
                <text:p><text:s text:c="4"/>&lt;output name="output_file" file="default_tail.txt" /&gt;</text:p>
                <text:p><text:s text:c="4"/>&lt;/test&gt;</text:p>
                <text:p><text:s text:c="4"/>&lt;test&gt;</text:p>
                <text:p><text:s text:c="7"/>&lt;param name="input_file" value="30_lines.text" /&gt;</text:p>
                <text:p><text:s text:c="7"/>&lt;param name="count_select" value="from_bottom" /&gt;</text:p>
                <text:p><text:s text:c="7"/>&lt;param name="num_lines" value="5" /&gt;</text:p>
                <text:p><text:s text:c="7"/>&lt;output name="output_file" file="last_5_lines.txt" /&gt;</text:p>
                <text:p><text:s text:c="5"/>&lt;/test&gt;</text:p>
                <text:p><text:s text:c="5"/>&lt;test&gt;</text:p>
                <text:p><text:s text:c="8"/>&lt;param name="input_file" value="30_lines.text" /&gt;</text:p>
                <text:p><text:s text:c="8"/>&lt;param name="count_select" value="from_top" /&gt;</text:p>
                <text:p><text:s text:c="8"/>&lt;param name="num_lines" value="5" /&gt;</text:p>
                <text:p><text:s text:c="8"/>&lt;output name="output_file" file="from_5_lines.txt" /&gt;</text:p>
                <text:p><text:s text:c="5"/>&lt;/test&gt;</text:p>
                <text:p>&lt;/tests&gt;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#if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ll #if <text:s/>commands must have a matching #end if</text:p>
              </text:list-item>
              <text:list-item>
                <text:p>There is also a #else</text:p>
              </text:list-item>
              <text:list-item>
                <text:p>#if statements can also be over other params</text:p>
                <text:list>
                  <text:list-item>
                    <text:p>#if $num_lines&gt;20:</text:p>
                  </text:list-item>
                  <text:list-item>
                    <text:p>#if $a_string_param ==”test”:</text:p>
                  </text:list-item>
                  <text:list-item>
                    <text:p>To test if string param is empty test as boolean</text:p>
                    <text:list>
                      <text:list-item>
                        <text:p>#if $a_string_param: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me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ividing &lt;command&gt; over multiple lines and tabbing in optional</text:p>
                <text:list>
                  <text:list-item>
                    <text:p>Done for human readability only</text:p>
                  </text:list-item>
                </text:list>
              </text:list-item>
              <text:list-item>
                <text:p>In tests if no value is provided the default is used</text:p>
              </text:list-item>
              <text:list-item>
                <text:p>For default number of lines value is ignored. </text:p>
                <text:list>
                  <text:list-item>
                    <text:p>try it <text:s/>(as a &lt;test&gt; or in galax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ding a conditiona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evious version still asks user for number of lines even if they select default</text:p>
              </text:list-item>
              <text:list-item>
                <text:p>Extra parameters can be based on select options</text:p>
                <text:list>
                  <text:list-item>
                    <text:p>These only show up if the user pick the matching select</text:p>
                  </text:list-item>
                </text:list>
              </text:list-item>
              <text:list-item>
                <text:p>https://github.com/Christian-B/galaxy_tutorial/blob/master/tail/tail_conditional.xm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vert select to a conditional para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&lt;conditional name="count"&gt;</text:p>
                <text:p><text:s text:c="2"/>&lt;param name="count_select" type="select" <text:s text:c="15"/>label="Who to count number of lines"&gt;</text:p>
                <text:p><text:s text:c="5"/>&lt;option value="default" selected="true"&gt;Use defualt Value (10 from bottom)&lt;/option&gt;</text:p>
                <text:p><text:s text:c="5"/>&lt;option value="from_bottom"&gt;Count from last line&lt;/option&gt;</text:p>
                <text:p><text:s text:c="5"/>&lt;option value="from_top"&gt;Count from top line&lt;/option&gt;</text:p>
                <text:p><text:s text:c="2"/>&lt;/param&gt;</text:p>
                <text:p>&lt;/conditional&gt;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hange command for condition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&lt;command&gt;</text:p>
                <text:p>tail </text:p>
                <text:p>$if $count.count_select=="from_bottom":</text:p>
                <text:p><text:s text:c="2"/>--lines $count.num_lines </text:p>
                <text:p>$end if</text:p>
                <text:p>$if $count.count_select=="from_top":</text:p>
                <text:p><text:s text:c="2"/>--lines +$count.num_lines </text:p>
                <text:p>$end if</text:p>
                <text:p>$input_file &gt; $output_file</text:p>
                <text:p>&lt;/command&gt;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ve num_lines under condition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&lt;conditional name="count"&gt;</text:p>
                <text:p><text:s text:c="2"/>&lt;param … type="select" … <text:s/>&lt;/param&gt;</text:p>
                <text:p><text:s text:c="2"/>&lt;when value="default"/&gt;</text:p>
                <text:p><text:s text:c="2"/>&lt;when value="from_bottom"&gt;</text:p>
                <text:p><text:s text:c="4"/>&lt;param name="num_lines" size="4" type="integer" value="10" label="Number of lines from bottom to tail" min="1"/&gt;</text:p>
                <text:p><text:s text:c="2"/>&lt;/when&gt;</text:p>
                <text:p><text:s text:c="2"/>&lt;when value="from_top"&gt;</text:p>
                <text:p><text:s text:c="4"/>&lt;param name="num_lines" size="4" type="integer" value="10" label="Number of lines from top to tail" min="1"/&gt;</text:p>
                <text:p><text:s text:c="2"/>&lt;/when&gt;</text:p>
                <text:p>&lt;/conditional&gt;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tional Adapt tes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&lt;test&gt;</text:p>
                <text:p><text:s text:c="8"/>&lt;param name="input_file" value="30_lines.text" /&gt;</text:p>
                <text:p><text:s text:c="8"/>&lt;param name="count|count_select" value="from_top" /&gt;</text:p>
                <text:p><text:s text:c="8"/>&lt;param name="count|num_lines" value="5" /&gt;</text:p>
                <text:p><text:s text:c="8"/>&lt;output name="output_file" file="from_5_lines.txt" /&gt;</text:p>
                <text:p>&lt;/test&gt;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alifying &lt;param&gt;s in condition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 &lt;command&gt; the $variables but be qualified</text:p>
                <text:list>
                  <text:list-item>
                    <text:p>#if $conditional_name.select_name</text:p>
                  </text:list-item>
                  <text:list-item>
                    <text:p>$conditional_name.param_name</text:p>
                  </text:list-item>
                </text:list>
              </text:list-item>
              <text:list-item>
                <text:p>In &lt;test&gt; they only need to be qualified if the same name is repeated </text:p>
                <text:list>
                  <text:list-item>
                    <text:p>conditional_name|param_name</text:p>
                  </text:list-item>
                </text:list>
              </text:list-item>
              <text:list-item>
                <text:p>Notice &lt;command&gt; uses “.” to split as it is Cheetah based. &lt;test&gt; uses “|”</text:p>
                <text:list>
                  <text:list-item>
                    <text:p>Welcome to galaxy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ments</text:p>
          </draw:text-box>
        </draw:frame>
        <draw:frame presentation:style-name="pr4" draw:layer="layout" svg:width="25.199cm" svg:height="12.179cm" svg:x="1.6cm" svg:y="5cm" presentation:class="outline" presentation:user-transformed="true">
          <draw:text-box>
            <text:list text:style-name="L2">
              <text:list-item>
                <text:p>Empty &lt;when value="default"/&gt; not strictly required</text:p>
                <text:list>
                  <text:list-item>
                    <text:p>But is good practice so checked by planemo lint</text:p>
                  </text:list-item>
                </text:list>
              </text:list-item>
              <text:list-item>
                <text:p>Conditionals can be nested.</text:p>
              </text:list-item>
              <text:list-item>
                <text:p>param(s) inside when statements are undefined if when condition is not true</text:p>
                <text:list>
                  <text:list-item>
                    <text:p>Even #if $conditional_name.select_name: will throw an exception <text:s/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sing pyth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alaxy can also run python, perl ect</text:p>
              </text:list-item>
              <text:list-item>
                <text:p>Code can be loaded together with tool</text:p>
                <text:list>
                  <text:list-item>
                    <text:p>In same tool from toolshed</text:p>
                  </text:list-item>
                  <text:list-item>
                    <text:p>In same folder if adding manually</text:p>
                  </text:list-item>
                </text:list>
              </text:list-item>
              <text:list-item>
                <text:p>Using toy python which acts like tail</text:p>
              </text:list-item>
              <text:list-item>
                <text:p>Both xml and py file must be in same directory</text:p>
              </text:list-item>
              <text:list-item>
                <text:p>https://github.com/Christian-B/galaxy_tutorial/blob/master/tail/tail_python_silent.xml</text:p>
              </text:list-item>
              <text:list-item>
                <text:p>https://github.com/Christian-B/galaxy_tutorial/blob/master/tail/tail_silent.py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ail_simple.p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import argparse</text:p>
                <text:p>if __name__ == '__main__':</text:p>
                <text:p><text:s text:c="4"/>parser = argparse.ArgumentParser(description='Python version of tail function.')</text:p>
                <text:p><text:s text:c="4"/>parser.add_argument('--input', type=argparse.FileType('r'))</text:p>
                <text:p><text:s text:c="4"/>parser.add_argument('--output', type=argparse.FileType('w'))</text:p>
                <text:p><text:s text:c="4"/>parser.add_argument('--lines', type=int, default=10)</text:p>
                <text:p><text:s text:c="4"/>parser.add_argument('--from_top', action='store_true', default=False)</text:p>
                <text:p><text:s text:c="4"/>args = parser.parse_args()</text:p>
                <text:p><text:s text:c="4"/>all_lines = args.input.readlines()</text:p>
                <text:p><text:s text:c="4"/>if args.from_top:</text:p>
                <text:p><text:s text:c="8"/>use_lines = <text:s/>all_lines[args.lines-1:]</text:p>
                <text:p><text:s text:c="4"/>else:</text:p>
                <text:p><text:s text:c="8"/>use_lines = <text:s/>all_lines[-args.lines:]</text:p>
                <text:p><text:s text:c="4"/>for line in use_lines:</text:p>
                <text:p><text:s text:c="8"/>args.output.write(line)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hange &lt;command&gt;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&lt;command &gt;</text:p>
                <text:p><text:s text:c="2"/>tail_simple.py</text:p>
                <text:p><text:s text:c="2"/>#if $count.count_select=="from_top":</text:p>
                <text:p><text:s text:c="4"/>--from_top</text:p>
                <text:p><text:s text:c="2"/>#end if</text:p>
                <text:p><text:s text:c="2"/>#if $count.count_select in ["from_top","from_bottom"]:</text:p>
                <text:p><text:s text:c="4"/>--lines $count.num_lines</text:p>
                <text:p><text:s text:c="2"/>#end if </text:p>
                <text:p><text:s text:c="2"/>--input $input_file </text:p>
                <text:p><text:s/>--output $output_file</text:p>
                <text:p>&lt;/command&gt;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me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otice interpreter="python" in the command tag</text:p>
              </text:list-item>
              <text:list-item>
                <text:p>Output is now to a file passed in.</text:p>
                <text:list>
                  <text:list-item>
                    <text:p>This frees standard out for any debug stats</text:p>
                  </text:list-item>
                </text:list>
              </text:list-item>
              <text:list-item>
                <text:p>#if $count.count_select!="default": does not work</text:p>
              </text:list-item>
              <text:list-item>
                <text:p>To the galaxy user this looks exactly the same</text:p>
              </text:list-item>
              <text:list-item>
                <text:p>All the tests are unchang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d some user outpu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alaxy will capture output sent to standard out and error streams.</text:p>
                <text:list>
                  <text:list-item>
                    <text:p>Not as data.</text:p>
                  </text:list-item>
                  <text:list-item>
                    <text:p>Can not be used by other tools.</text:p>
                  </text:list-item>
                </text:list>
              </text:list-item>
              <text:list-item>
                <text:p>By default any output to error and the tool will be considered to have failed.</text:p>
                <text:list>
                  <text:list-item>
                    <text:p>Planemo fails</text:p>
                  </text:list-item>
                  <text:list-item>
                    <text:p>In Galaxy tool wil go read but output data is correct</text:p>
                  </text:list-item>
                </text:list>
              </text:list-item>
              <text:list-item>
                <text:p>https://github.com/Christian-B/galaxy_tutorial/blob/master/tail/tail_python_bad.xml</text:p>
              </text:list-item>
              <text:list-item>
                <text:p>https://github.com/Christian-B/galaxy_tutorial/blob/master/tail/tail_verbose.p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ail_verbose.p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import argparse</text:p>
                <text:p>import sys</text:p>
                <text:p>if __name__ == '__main__':</text:p>
                <text:p><text:s text:c="4"/>parser = argparse.ArgumentParser(description='Python version of tail function.')</text:p>
                <text:p><text:s text:c="4"/>parser.add_argument('--input', type=argparse.FileType('r'))</text:p>
                <text:p><text:s text:c="4"/>parser.add_argument('--output', type=argparse.FileType('w'))</text:p>
                <text:p><text:s text:c="4"/>parser.add_argument('--lines', type=int, default=10)</text:p>
                <text:p><text:s text:c="4"/>parser.add_argument('--from_top', action='store_true', default=False)</text:p>
                <text:p><text:s text:c="4"/>args = parser.parse_args()</text:p>
                <text:p><text:s text:c="4"/>all_lines = args.input.readlines()</text:p>
                <text:p><text:s text:c="4"/>sys.stdout.write("Original file had {}.\n".format(len(all_lines)))</text:p>
                <text:p><text:s text:c="4"/>if args.from_top:</text:p>
                <text:p><text:s text:c="8"/>use_lines = <text:s/>all_lines[args.lines-1:]</text:p>
                <text:p><text:s text:c="4"/>else:</text:p>
                <text:p><text:s text:c="8"/>use_lines = <text:s/>all_lines[-args.lines:]</text:p>
                <text:p><text:s text:c="4"/>sys.stderr.write("{} lines removed.\n".format(len(all_lines)-len(use_lines)))</text:p>
                <text:p><text:s text:c="4"/>for line in use_lines:</text:p>
                <text:p><text:s text:c="8"/>args.output.write(line)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ail_python_bad.xm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hange to use verbose version <text:s text:c="3"/></text:p>
                <text:p>...</text:p>
                <text:p>&lt;command interpreter="python"&gt;</text:p>
                <text:p><text:s text:c="8"/>tail_verbose.py</text:p>
                <text:p>…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me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lanemo test will fail.</text:p>
                <text:list>
                  <text:list-item>
                    <text:p>job standard error: 20 lines removed.</text:p>
                  </text:list-item>
                </text:list>
              </text:list-item>
              <text:list-item>
                <text:p>In galaxy tool will go red but </text:p>
                <text:list>
                  <text:list-item>
                    <text:p>Data is valid</text:p>
                  </text:list-item>
                  <text:list-item>
                    <text:p>Data can not be used by other tools</text:p>
                  </text:list-item>
                </text:list>
              </text:list-item>
              <text:list-item>
                <text:p>Many tools write to error so the tool will have to cop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ccepting error outpu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alaxy provides two ways to deal with error output.</text:p>
              </text:list-item>
              <text:list-item>
                <text:p>detect_errors in &lt;command&gt;</text:p>
                <text:list>
                  <text:list-item>
                    <text:p>https://wiki.galaxyproject.org/Admin/Tools/ToolConfigSyntax#A.3Ccommand.3E_tag_set</text:p>
                  </text:list-item>
                  <text:list-item>
                    <text:p>exit_code: Detects none zero error codes</text:p>
                  </text:list-item>
                  <text:list-item>
                    <text:p>aggressive: Also looks for “error:” or “exception:” output</text:p>
                    <text:list>
                      <text:list-item>
                        <text:p>In standard out or exception</text:p>
                      </text:list-item>
                      <text:list-item>
                        <text:p>Ignoring case but including the “:” </text:p>
                      </text:list-item>
                    </text:list>
                  </text:list-item>
                </text:list>
              </text:list-item>
              <text:list-item>
                <text:p>&lt;stdio&gt;</text:p>
                <text:list>
                  <text:list-item>
                    <text:p>https://wiki.galaxyproject.org/Admin/Tools/ToolConfigSyntax#A.3Cstdio.3E.2C_.3Cregex.3E.2C_and_.3Cexit_code.3E_tag_sets</text:p>
                  </text:list-item>
                  <text:list-item>
                    <text:p>Lets you pick which exit codes to consider an err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hange command to:</text:p>
                <text:p>&lt;command interpreter="python" detect_errors="exit_code"&gt;</text:p>
              </text:list-item>
              <text:list-item>
                <text:p>https://github.com/Christian-B/galaxy_tutorial/blob/master/tail/tail_python_detect_errors.xml</text:p>
              </text:list-item>
              <text:list-item>
                <text:p>Optional: add other output to tail_verbose.py</text:p>
                <text:list>
                  <text:list-item>
                    <text:p>sys.stdout.write("No error:\n")</text:p>
                    <text:list>
                      <text:list-item>
                        <text:p>Optional: Change detect_errors to “aggressive”</text:p>
                      </text:list-item>
                    </text:list>
                  </text:list-item>
                  <text:list-item>
                    <text:p>Throw an exception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Alternative tool output</text:p>
                  </text:list-header>
                </text:list>
              </text:list-item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ome tools do not accept a path to which they should output data.</text:p>
                <text:list>
                  <text:list-item>
                    <text:p>Instead they use a fixed or semi fixed output location</text:p>
                  </text:list-item>
                </text:list>
              </text:list-item>
              <text:list-item>
                <text:p>Galaxy can copy single files if file name is known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from_work_dir</text:p>
                  </text:list-header>
                </text:list>
              </text:list-item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sing a simple python tail method which writes the last 10 lines of the –input to “tail.txt”</text:p>
              </text:list-item>
              <text:list-item>
                <text:p>https://github.com/Christian-B/galaxy_tutorial/blob/master/tail/tail_to_fixed_location.py</text:p>
              </text:list-item>
              <text:list-item>
                <text:p>https://github.com/Christian-B/galaxy_tutorial/blob/master/tail/tail_python_from_working_dir.xml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ail_to_fixed_location.p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import argparse</text:p>
                <text:p>import sys</text:p>
                <text:p/>
                <text:p>if __name__ == '__main__':</text:p>
                <text:p><text:s text:c="4"/>parser = argparse.ArgumentParser(description='Python version of tail function.')</text:p>
                <text:p><text:s text:c="4"/>parser.add_argument('--input', type=argparse.FileType('r'))</text:p>
                <text:p><text:s text:c="4"/>args = parser.parse_args()</text:p>
                <text:p><text:s text:c="4"/>all_lines = args.input.readlines()</text:p>
                <text:p><text:s text:c="4"/>use_lines = <text:s/>all_lines[-10:]</text:p>
                <text:p><text:s text:c="4"/>with open("tail.txt", 'w') as f:</text:p>
                <text:p><text:s text:c="8"/>for line in use_lines:</text:p>
                <text:p><text:s text:c="12"/>f.write(line)</text:p>
                <text:p><text:s text:c="4"/>sys.stdout.write("Tail file saved as tail.txt")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ail_python_from_working_dir.xm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plify &lt;command&gt;</text:p>
                <text:list>
                  <text:list-header>
                    <text:p>&lt;command interpreter="python" detect_errors="exit_code"&gt;</text:p>
                  </text:list-header>
                </text:list>
                <text:p><text:s text:c="6"/>tail_to_fixed_location.py <text:s/>--input $input_file <text:s/>&lt;/command&gt;</text:p>
              </text:list-item>
              <text:list-item>
                <text:p>Only the “input_file” &lt;inputs&gt;</text:p>
              </text:list-item>
              <text:list-item>
                <text:p>Change &lt;outputs&gt; to use from_work_dir </text:p>
                <text:list>
                  <text:list-header>
                    <text:p>&lt;outputs&gt;</text:p>
                    <text:p><text:s text:c="2"/>&lt;data format="txt" type="data" name="output_file" label="Tail file" <text:s/>from_work_dir="tail.txt" /&gt;</text:p>
                    <text:p>&lt;/outputs&gt;</text:p>
                  </text:list-header>
                </text:list>
              </text:list-item>
              <text:list-item>
                <text:p>Use only the “default_tail.txt” <text:s/>&lt;test&gt;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scovered datase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ometimes a tool will return an undetermined number of files.</text:p>
              </text:list-item>
              <text:list-item>
                <text:p>Galaxy can discover these too.</text:p>
                <text:list>
                  <text:list-item>
                    <text:p>You may have to refresh history to see these</text:p>
                  </text:list-item>
                  <text:list-item>
                    <text:p>As the number is not know in advance these can not be used in Galaxy workflows</text:p>
                  </text:list-item>
                  <text:list-item>
                    <text:p>These can be included in tests</text:p>
                  </text:list-item>
                </text:list>
              </text:list-item>
              <text:list-item>
                <text:p>https://wiki.galaxyproject.org/Admin/Tools/Multiple%20Output%20Files#Number_of_Output_datasets_cannot_be_determined_until_tool_ru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iscovered_dataset examp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 python tool which splits a file into subfiles each with 10 lines</text:p>
                <text:list>
                  <text:list-item>
                    <text:p>https://github.com/Christian-B/galaxy_tutorial/blob/master/split_file_by_10s/split_file_by_10s.py</text:p>
                  </text:list-item>
                </text:list>
              </text:list-item>
              <text:list-item>
                <text:p>Galaxy tool that discovers datasets</text:p>
                <text:list>
                  <text:list-item>
                    <text:p>https://github.com/Christian-B/galaxy_tutorial/blob/master/split_file_by_10s/split_file_by_10s.x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plit_file_by_10s.p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import argparse</text:p>
                <text:p>import os</text:p>
                <text:p>import sys</text:p>
                <text:p/>
                <text:p>if __name__ == '__main__':</text:p>
                <text:p><text:s text:c="4"/>parser = argparse.ArgumentParser(description='Python version of tail function.')</text:p>
                <text:p><text:s text:c="4"/>parser.add_argument('--input', type=argparse.FileType('r'))</text:p>
                <text:p><text:s text:c="4"/>args = parser.parse_args()</text:p>
                <text:p><text:s text:c="4"/>all_lines = args.input.readlines()</text:p>
                <text:p><text:s text:c="4"/>if not os.path.exists("split"):</text:p>
                <text:p><text:s text:c="8"/>os.makedirs("split")</text:p>
                <text:p><text:s text:c="4"/>for ten in range(0,len(all_lines)/10):</text:p>
                <text:p><text:s text:c="8"/>use_lines = <text:s/>all_lines[ten*10:(ten+1)*10]</text:p>
                <text:p><text:s text:c="8"/>with open("split/lines"+str(ten)+".txt", 'w') as f:</text:p>
                <text:p><text:s text:c="12"/>for line in use_lines:</text:p>
                <text:p><text:s text:c="16"/>f.write(line)</text:p>
                <text:p><text:s text:c="8"/>sys.stdout.write("Ten file saved as split/lines"+str(ten)+".txt\n")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plit_file_by_10s.xm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ll the python script</text:p>
                <text:list>
                  <text:list-header>
                    <text:p>&lt;command interpreter="python"&gt;</text:p>
                  </text:list-header>
                </text:list>
                <text:p><text:s text:c="4"/><text:tab/> split_file_by_10s.py --input $input_file </text:p>
                <text:p><text:s text:c="2"/><text:tab/>&lt;/command&gt;</text:p>
              </text:list-item>
              <text:list-item>
                <text:p>Specifiy an input file</text:p>
                <text:p><text:s text:c="2"/><text:tab/>&lt;inputs&gt;</text:p>
                <text:p><text:s text:c="4"/><text:tab/>&lt;param name="input_file" type="data" format="txt" label="Full file"/&gt;</text:p>
                <text:p><text:s text:c="2"/><text:tab/>&lt;/inputs&gt;</text:p>
                <text:p><text:s text:c="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plit_file_by_10s.xml Co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iscovered datasets are always subsets of a txt file</text:p>
              </text:list-item>
              <text:list-item>
                <text:p>Specify the pattern to look for</text:p>
              </text:list-item>
              <text:list-item>
                <text:p>Specify subdirectory of working directory to look in </text:p>
              </text:list-item>
              <text:list-item>
                <text:p>Specify the galaxy format for the files found</text:p>
              </text:list-item>
              <text:list-item>
                <text:p>&lt;outputs&gt;</text:p>
                <text:p><text:s text:c="3"/>&lt;data format="txt" name="ten_files"&gt;</text:p>
                <text:p><text:s text:c="6"/>&lt;discover_datasets pattern="(?P&amp;lt;designation&amp;gt;.+)\.txt" ext="txt" directory="split" visible="true" /&gt;</text:p>
                <text:p><text:s text:c="3"/>&lt;/data&gt;</text:p>
                <text:p><text:s/>&lt;/outputs&gt; <text:s text:c="3"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plit_file_by_10s.xml Tes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y default the wrapping txt file is empty</text:p>
                <text:list>
                  <text:list-item>
                    <text:p>But Galaxy expects some test on it (so do a not has text)</text:p>
                  </text:list-item>
                </text:list>
              </text:list-item>
              <text:list-item>
                <text:p>Find the discovered datasets by name</text:p>
                <text:list>
                  <text:list-item>
                    <text:p>Compare these with a file in test-data </text:p>
                  </text:list-item>
                </text:list>
              </text:list-item>
              <text:list-item>
                <text:p><text:s/>&lt;tests&gt;</text:p>
                <text:p><text:s text:c="6"/>&lt;test&gt;</text:p>
                <text:p><text:s text:c="10"/>&lt;param name="input_file" value="30_lines.text" /&gt;</text:p>
                <text:p><text:s text:c="10"/>&lt;output name="ten_files"&gt;</text:p>
                <text:p><text:s text:c="14"/>&lt;assert_contents&gt;</text:p>
                <text:p><text:s text:c="18"/>&lt;not_has_text text="first10.txt" /&gt;</text:p>
                <text:p><text:s text:c="14"/>&lt;/assert_contents&gt;</text:p>
                <text:p><text:s text:c="14"/>&lt;discovered_dataset designation="lines0" ftype="txt" file="first10.txt"/&gt;</text:p>
                <text:p><text:s text:c="14"/>&lt;discovered_dataset designation="lines2" ftype="txt" file="third10.txt"/&gt;</text:p>
                <text:p><text:s text:c="10"/>&lt;/output&gt;</text:p>
                <text:p><text:s text:c="6"/>&lt;/test&gt;</text:p>
                <text:p><text:s text:c="2"/>&lt;/tests&gt;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me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 Galaxy the discovered files may not appear until you refresh the history</text:p>
              </text:list-item>
              <text:list-item>
                <text:p>The wrapping text file will be empty unless the tool specifically writes to it.</text:p>
              </text:list-item>
              <text:list-item>
                <text:p>There are various alternatives for discover_datasets pattern</text:p>
                <text:list>
                  <text:list-item>
                    <text:p>See: https://wiki.galaxyproject.org/Admin/Tools/Multiple%20Output%20Files#Number_of_Output_datasets_cannot_be_determined_until_tool_run 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sing the wrapping text file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tool can/should write a summary to the wrapping text file.</text:p>
              </text:list-item>
              <text:list-item>
                <text:p>Change &lt;command&gt; to capture sys.out</text:p>
                <text:list>
                  <text:list-item>
                    <text:p><text:s/>split_file_by_10s.py --input $input_file &gt;&gt; $ten_files</text:p>
                  </text:list-item>
                </text:list>
              </text:list-item>
              <text:list-item>
                <text:p>Change &lt;test&gt; &lt;assert_contents&gt;</text:p>
                <text:list>
                  <text:list-item>
                    <text:p>&lt;has_line line="Ten file saved as split/lines0.txt" /&gt;</text:p>
                  </text:list-item>
                </text:list>
              </text:list-item>
              <text:list-item>
                <text:p>Depends on wrapped tool wring something useful to std.out or accepting a path for a summary</text:p>
              </text:list-item>
              <text:list-item>
                <text:p>https://github.com/Christian-B/galaxy_tutorial/blob/master/split_file_by_10s/split_file_by_10s_summary.xml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&lt;help&gt;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is section should tell the user how to use your tool.</text:p>
              </text:list-item>
              <text:list-item>
                <text:p>It has no effect on the running of the tool.</text:p>
              </text:list-item>
              <text:list-item>
                <text:p>No good documentation found</text:p>
              </text:list-item>
              <text:list-item>
                <text:p>Standards tools in galaxy have good exampl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itations</text:p>
          </draw:text-box>
        </draw:frame>
        <draw:frame presentation:style-name="pr4" draw:layer="layout" svg:width="25.199cm" svg:height="12.179cm" svg:x="1.401cm" svg:y="4.914cm" presentation:class="outline" presentation:user-transformed="true">
          <draw:text-box>
            <text:list text:style-name="L2">
              <text:list-item>
                <text:p>In doi format</text:p>
                <text:list>
                  <text:list-item>
                    <text:p>Galaxy will pull the information from <text:a xlink:href="http://dx.doi.org/" xlink:type="simple">http://dx.doi.org/</text:a></text:p>
                  </text:list-item>
                </text:list>
              </text:list-item>
              <text:list-item>
                <text:p>In bibtext format</text:p>
                <text:list>
                  <text:list-item>
                    <text:p>Galaxy will parse and present</text:p>
                  </text:list-item>
                </text:list>
              </text:list-item>
              <text:list-item>
                <text:p>May need to be inside &lt;![CDATA[ <text:s/>reference <text:s/>]]&gt;</text:p>
              </text:list-item>
              <text:list-item>
                <text:p>Whitespace is kept for “show bibtext”</text:p>
              </text:list-item>
              <text:list-item>
                <text:p>https://github.com/Christian-B/galaxy_tutorial/blob/master/citations_example.xm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OI exampl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&lt;citation type="doi"&gt;DOI: 10.1002/0471250953.bi1005s38&lt;/citation&gt;</text:p>
              </text:list-item>
              <text:list-item>
                <text:p>Hillman-Jackson, Jennifer and Clements, Dave and Blankenberg, Daniel and Taylor, James and Nekrutenko, Anton and Team, Galaxy (2012). Using Galaxy to Perform Large-Scale Interactive Data Analyses. In Current Protocols in Bioinformatics, [doi:10.1002/0471250953.bi1005s38][Link]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ibtext examp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&lt;citation type="bibtex"&gt;</text:p>
                <text:p><text:s text:c="2"/>&lt;![CDATA[@book{leblanc2005linux, <text:s text:c="6"/></text:p>
                <text:p><text:s text:c="4"/>title={Linux for dummies},</text:p>
                <text:p><text:s text:c="4"/>author={LeBlanc, Dee-Ann},</text:p>
                <text:p><text:s text:c="4"/>year={2005},</text:p>
                <text:p><text:s text:c="4"/>publisher={John Wiley \&amp; Sons}</text:p>
                <text:p><text:s text:c="2"/>}]]&gt;</text:p>
                <text:p>&lt;/citation&gt;</text:p>
              </text:list-item>
              <text:list-item>
                <text:p>LeBlanc, Dee-Ann (2005). Linux for dummies, John Wiley &amp; Son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&lt;citation&gt; of a webpage/ github/ sourceforg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&lt;citation type="bibtex"&gt;</text:p>
                <text:p><text:s text:c="4"/>@misc{</text:p>
                <text:p><text:s text:c="7"/>Galaxy_tutorial</text:p>
                <text:p><text:s text:c="7"/>author = {Christian Y. A. Brenninkmeijer}</text:p>
                <text:p><text:s text:c="7"/>title = {Githb repositoiry of my Galaxy Tutorials},</text:p>
                <text:p><text:s text:c="7"/>url = {https://github.com/Christian-B/galaxy_tutorial}</text:p>
                <text:p><text:s text:c="3"/>}</text:p>
                <text:p>&lt;/citation&gt;</text:p>
              </text:list-header>
              <text:list-item>
                <text:p>Christian Y. A. Brenninkmeijer. Githb repositoiry of my Galaxy Tutorials. [Link]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4T12:06:36.249511735</meta:creation-date>
    <dc:date>2016-04-21T10:14:22.968273536</dc:date>
    <meta:editing-duration>P1DT12H26M53S</meta:editing-duration>
    <meta:editing-cycles>20</meta:editing-cycles>
    <meta:generator>LibreOffice/4.2.8.2$Linux_X86_64 LibreOffice_project/420m0$Build-2</meta:generator>
    <meta:document-statistic meta:object-count="281"/>
  </office:meta>
</office:document-meta>
</file>